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6.216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5.8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Arial1" fo:font-size="9pt" style:font-name-asian="Arial1" style:font-size-asian="9pt" style:font-name-complex="Arial1" style:font-size-complex="5.09999990463257pt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1" office:value-type="string">
            <text:p>Bauteil</text:p>
          </table:table-cell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 [kg]</text:p>
          </table:table-cell>
          <table:table-cell table:style-name="ce1" office:value-type="string">
            <text:p>Dimension [mm]</text:p>
          </table:table-cell>
          <table:table-cell table:style-name="ce1" office:value-type="string">
            <text:p>P [W]</text:p>
          </table:table-cell>
          <table:table-cell table:style-name="ce1" office:value-type="string">
            <text:p>T [°C]</text:p>
          </table:table-cell>
          <table:table-cell table:style-name="ce1" office:value-type="string">
            <text:p>Bemerkung</text:p>
          </table:table-cell>
          <table:table-cell table:style-name="ce2"/>
          <table:table-cell/>
        </table:table-row>
        <table:table-row table:style-name="ro1">
          <table:table-cell/>
          <table:table-cell table:style-name="ce2" table:number-columns-repeated="9"/>
          <table:table-cell/>
        </table:table-row>
        <table:table-row table:style-name="ro1">
          <table:table-cell/>
          <table:table-cell table:style-name="ce1" office:value-type="string">
            <text:p>OBDH</text:p>
          </table:table-cell>
          <table:table-cell office:value-type="string">
            <text:p>SSTL</text:p>
          </table:table-cell>
          <table:table-cell office:value-type="string">
            <text:p>OBC750 LEO Fl. Com.</text:p>
          </table:table-cell>
          <table:table-cell office:value-type="float" office:value="1.5">
            <text:p>1,5</text:p>
          </table:table-cell>
          <table:table-cell office:value-type="string">
            <text:p>306x167x30</text:p>
          </table:table-cell>
          <table:table-cell office:value-type="float" office:value="10">
            <text:p>10</text:p>
          </table:table-cell>
          <table:table-cell office:value-type="string">
            <text:p>-20 bis +5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OBC 695 Rad. Tol. Fl. Com.</text:p>
          </table:table-cell>
          <table:table-cell office:value-type="float" office:value="1.5">
            <text:p>1,5</text:p>
          </table:table-cell>
          <table:table-cell office:value-type="string">
            <text:p>306x167x30</text:p>
          </table:table-cell>
          <table:table-cell office:value-type="float" office:value="7">
            <text:p>7</text:p>
          </table:table-cell>
          <table:table-cell office:value-type="string">
            <text:p>-20 bis +50</text:p>
          </table:table-cell>
          <table:table-cell office:value-type="string">
            <text:p>GIOVE-A, Chandrayaan-1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180x130x22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Hg. Spd. Dt. Rec. 16GB Sto.</text:p>
          </table:table-cell>
          <table:table-cell office:value-type="float" office:value="1">
            <text:p>1</text:p>
          </table:table-cell>
          <table:table-cell office:value-type="string">
            <text:p>320x170x55</text:p>
          </table:table-cell>
          <table:table-cell office:value-type="float" office:value="15">
            <text:p>15</text:p>
          </table:table-cell>
          <table:table-cell office:value-type="string">
            <text:p>-20 bis +5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MPC8260 Sol. St. Dat. Rec.</text:p>
          </table:table-cell>
          <table:table-cell office:value-type="float" office:value="0.8">
            <text:p>0,8</text:p>
          </table:table-cell>
          <table:table-cell office:value-type="string">
            <text:p>330x165x38</text:p>
          </table:table-cell>
          <table:table-cell office:value-type="float" office:value="6.5">
            <text:p>6,5</text:p>
          </table:table-cell>
          <table:table-cell office:value-type="string">
            <text:p>-20 bis +5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2.2">
            <text:p>2,2</text:p>
          </table:table-cell>
          <table:table-cell office:value-type="string">
            <text:p>330x330x38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Flash Non-Volatile Dat. Rec.</text:p>
          </table:table-cell>
          <table:table-cell office:value-type="float" office:value="1">
            <text:p>1</text:p>
          </table:table-cell>
          <table:table-cell office:value-type="string">
            <text:p>306x167x30</text:p>
          </table:table-cell>
          <table:table-cell office:value-type="float" office:value="12">
            <text:p>12</text:p>
          </table:table-cell>
          <table:table-cell office:value-type="string">
            <text:p>-20 bis +50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Mod. Int. Data Handl. Subsys. </text:p>
          </table:table-cell>
          <table:table-cell office:value-type="float" office:value="19">
            <text:p>19</text:p>
          </table:table-cell>
          <table:table-cell office:value-type="string">
            <text:p>454x296x250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SMU-V1</text:p>
          </table:table-cell>
          <table:table-cell office:value-type="float" office:value="9.2">
            <text:p>9,2</text:p>
          </table:table-cell>
          <table:table-cell office:value-type="string">
            <text:p>286x274x252</text:p>
          </table:table-cell>
          <table:table-cell office:value-type="float" office:value="25">
            <text:p>25</text:p>
          </table:table-cell>
          <table:table-cell office:value-type="string">
            <text:p>-25 bis +6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Leonardo</text:p>
          </table:table-cell>
          <table:table-cell office:value-type="float" office:value="22">
            <text:p>22</text:p>
          </table:table-cell>
          <table:table-cell office:value-type="string">
            <text:p>459x250x270</text:p>
          </table:table-cell>
          <table:table-cell office:value-type="float" office:value="45">
            <text:p>45</text:p>
          </table:table-cell>
          <table:table-cell/>
          <table:table-cell table:style-name="ce9" office:value-type="string">
            <text:p>CryoSat, GOCE, RADARSAT-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Geonardo</text:p>
          </table:table-cell>
          <table:table-cell office:value-type="float" office:value="22">
            <text:p>22</text:p>
          </table:table-cell>
          <table:table-cell office:value-type="string">
            <text:p>459x250x27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GEO Missionen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CDMU</text:p>
          </table:table-cell>
          <table:table-cell office:value-type="float" office:value="16">
            <text:p>16</text:p>
          </table:table-cell>
          <table:table-cell office:value-type="string">
            <text:p>420x270x27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SmallGEO, Sentinel-2/3, Aeolu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OSCAR</text:p>
          </table:table-cell>
          <table:table-cell office:value-type="float" office:value="5.2">
            <text:p>5,2</text:p>
          </table:table-cell>
          <table:table-cell office:value-type="string">
            <text:p>250x150x216</text:p>
          </table:table-cell>
          <table:table-cell office:value-type="float" office:value="15">
            <text:p>15</text:p>
          </table:table-cell>
          <table:table-cell office:value-type="string">
            <text:p>-40 bis +85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style-name="ce6" office:value-type="string">
            <text:p>Astrium</text:p>
          </table:table-cell>
          <table:table-cell table:style-name="ce6" office:value-type="string">
            <text:p>ICDE-NG</text:p>
          </table:table-cell>
          <table:table-cell table:style-name="ce6" office:value-type="float" office:value="13.6">
            <text:p>13,6</text:p>
          </table:table-cell>
          <table:table-cell table:style-name="ce6" office:value-type="string">
            <text:p>307x242x263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-25 bis +50</text:p>
          </table:table-cell>
          <table:table-cell table:style-name="ce6" office:value-type="string">
            <text:p>GIOVE-B; TerraSAR-X, SEOSA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SC</text:p>
          </table:table-cell>
          <table:table-cell office:value-type="string">
            <text:p>Spacecraft System Unit DHS</text:p>
          </table:table-cell>
          <table:table-cell office:value-type="float" office:value="13">
            <text:p>13</text:p>
          </table:table-cell>
          <table:table-cell office:value-type="string">
            <text:p>230x280x292</text:p>
          </table:table-cell>
          <table:table-cell office:value-type="float" office:value="28">
            <text:p>28</text:p>
          </table:table-cell>
          <table:table-cell office:value-type="string">
            <text:p>-20 bis +50</text:p>
          </table:table-cell>
          <table:table-cell office:value-type="string">
            <text:p>SMART-1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>
            <text:p>TM &amp; TC</text:p>
          </table:table-cell>
          <table:table-cell office:value-type="string">
            <text:p>SSTL</text:p>
          </table:table-cell>
          <table:table-cell office:value-type="string">
            <text:p>High Gain X-Band Antenna</text:p>
          </table:table-cell>
          <table:table-cell office:value-type="float" office:value="2.7">
            <text:p>2,7</text:p>
          </table:table-cell>
          <table:table-cell office:value-type="string">
            <text:p>279x190 dia.</text:p>
          </table:table-cell>
          <table:table-cell office:value-type="float" office:value="3.5">
            <text:p>3,5</text:p>
          </table:table-cell>
          <table:table-cell office:value-type="string">
            <text:p>-40 bis +60</text:p>
          </table:table-cell>
          <table:table-cell office:value-type="string">
            <text:p>LEO, SSTL 300 Plattform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X-Band Downlink Transmitter</text:p>
          </table:table-cell>
          <table:table-cell office:value-type="float" office:value="3.25">
            <text:p>3,25</text:p>
          </table:table-cell>
          <table:table-cell office:value-type="string">
            <text:p>200x191x129</text:p>
          </table:table-cell>
          <table:table-cell office:value-type="float" office:value="55">
            <text:p>55</text:p>
          </table:table-cell>
          <table:table-cell office:value-type="string">
            <text:p>-20 bis +50</text:p>
          </table:table-cell>
          <table:table-cell office:value-type="string">
            <text:p>LEO; RapidEye, Deimos-1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Uplink Receiver</text:p>
          </table:table-cell>
          <table:table-cell office:value-type="float" office:value="1.3">
            <text:p>1,3</text:p>
          </table:table-cell>
          <table:table-cell office:value-type="string">
            <text:p>190x135x60</text:p>
          </table:table-cell>
          <table:table-cell office:value-type="float" office:value="1.5">
            <text:p>1,5</text:p>
          </table:table-cell>
          <table:table-cell office:value-type="string">
            <text:p>-20 bis +50</text:p>
          </table:table-cell>
          <table:table-cell office:value-type="string">
            <text:p>RapidEye, GIOVE-A, AISAT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Downlink Transmitter</text:p>
          </table:table-cell>
          <table:table-cell office:value-type="float" office:value="2">
            <text:p>2</text:p>
          </table:table-cell>
          <table:table-cell office:value-type="string">
            <text:p>200x191x80</text:p>
          </table:table-cell>
          <table:table-cell office:value-type="float" office:value="38">
            <text:p>38</text:p>
          </table:table-cell>
          <table:table-cell office:value-type="string">
            <text:p>-20 bis +50</text:p>
          </table:table-cell>
          <table:table-cell office:value-type="string">
            <text:p>RapidEye, GIOVE-A, AISAT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style-name="ce6" office:value-type="string">
            <text:p>SSTL</text:p>
          </table:table-cell>
          <table:table-cell table:style-name="ce6" office:value-type="string">
            <text:p>S-Band Patch Antenne</text:p>
          </table:table-cell>
          <table:table-cell table:style-name="ce6" office:value-type="float" office:value="0.08">
            <text:p>0,08</text:p>
          </table:table-cell>
          <table:table-cell table:style-name="ce6" office:value-type="string">
            <text:p>82x82x20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20 bis +50</text:p>
          </table:table-cell>
          <table:table-cell table:style-name="ce6" office:value-type="string">
            <text:p>TerraSAR, RapidEye, TanDEM-X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STL</text:p>
          </table:table-cell>
          <table:table-cell office:value-type="string">
            <text:p>S-Band Quadrifilar Helix AnT.</text:p>
          </table:table-cell>
          <table:table-cell office:value-type="float" office:value="0.5">
            <text:p>0,5</text:p>
          </table:table-cell>
          <table:table-cell office:value-type="string">
            <text:p>100x100x500</text:p>
          </table:table-cell>
          <table:table-cell office:value-type="float" office:value="10">
            <text:p>10</text:p>
          </table:table-cell>
          <table:table-cell office:value-type="string">
            <text:p>-20 bis +50</text:p>
          </table:table-cell>
          <table:table-cell office:value-type="string">
            <text:p>Deimos-1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Converter.</text:p>
          </table:table-cell>
          <table:table-cell office:value-type="float" office:value="0.65">
            <text:p>0,65</text:p>
          </table:table-cell>
          <table:table-cell office:value-type="string">
            <text:p>140x92x51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C &amp; Ku Converte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Receiver</text:p>
          </table:table-cell>
          <table:table-cell office:value-type="float" office:value="0.75">
            <text:p>0,75</text:p>
          </table:table-cell>
          <table:table-cell office:value-type="string">
            <text:p>160x112x54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C &amp; Ku Receive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FSS-BSS Freq. Converter.</text:p>
          </table:table-cell>
          <table:table-cell office:value-type="float" office:value="0.65">
            <text:p>0,65</text:p>
          </table:table-cell>
          <table:table-cell office:value-type="string">
            <text:p>140x90x61</text:p>
          </table:table-cell>
          <table:table-cell office:value-type="float" office:value="9">
            <text:p>9</text:p>
          </table:table-cell>
          <table:table-cell office:value-type="string">
            <text:p>-20 bis +70</text:p>
          </table:table-cell>
          <table:table-cell office:value-type="string">
            <text:p>Ka Converte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RUAG</text:p>
          </table:table-cell>
          <table:table-cell office:value-type="string">
            <text:p>X-band Helix Antenna</text:p>
          </table:table-cell>
          <table:table-cell office:value-type="float" office:value="0.4">
            <text:p>0,4</text:p>
          </table:table-cell>
          <table:table-cell office:value-type="string">
            <text:p>240x90 dia.</text:p>
          </table:table-cell>
          <table:table-cell office:value-type="string">
            <text:p>20-100W</text:p>
          </table:table-cell>
          <table:table-cell office:value-type="string">
            <text:p>-150 bis +15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C-Band Sol. St. Pw. Amp.</text:p>
          </table:table-cell>
          <table:table-cell office:value-type="float" office:value="1.9">
            <text:p>1,9</text:p>
          </table:table-cell>
          <table:table-cell office:value-type="string">
            <text:p>174x233x86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S-Band Sol. St. Pw. Amp.</text:p>
          </table:table-cell>
          <table:table-cell office:value-type="float" office:value="0.56">
            <text:p>0,56</text:p>
          </table:table-cell>
          <table:table-cell office:value-type="string">
            <text:p>258x58x86</text:p>
          </table:table-cell>
          <table:table-cell office:value-type="float" office:value="8.8">
            <text:p>8,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C-Band Low Noise Amplifier</text:p>
          </table:table-cell>
          <table:table-cell office:value-type="float" office:value="1.3">
            <text:p>1,3</text:p>
          </table:table-cell>
          <table:table-cell office:value-type="string">
            <text:p>252x118x8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Globalstar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Mitsubishi</text:p>
          </table:table-cell>
          <table:table-cell office:value-type="string">
            <text:p>Ku-Band Receiver</text:p>
          </table:table-cell>
          <table:table-cell office:value-type="float" office:value="1.45">
            <text:p>1,45</text:p>
          </table:table-cell>
          <table:table-cell office:value-type="string">
            <text:p>242x154x7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CHOSTAR-8, TEMPO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>
            <text:p>Power</text:p>
          </table:table-cell>
          <table:table-cell office:value-type="string">
            <text:p>SSTL</text:p>
          </table:table-cell>
          <table:table-cell office:value-type="string">
            <text:p>Small Satellite Power System 1,6kW</text:p>
          </table:table-cell>
          <table:table-cell office:value-type="string">
            <text:p>2,25*</text:p>
          </table:table-cell>
          <table:table-cell office:value-type="string">
            <text:p>300x300x30*</text:p>
          </table:table-cell>
          <table:table-cell/>
          <table:table-cell office:value-type="string">
            <text:p>-20 bis +50</text:p>
          </table:table-cell>
          <table:table-cell office:value-type="string">
            <text:p>CFESAT, RapidEye</text:p>
          </table:table-cell>
          <table:table-cell/>
          <table:table-cell office:value-type="string">
            <text:p>* ein Modul</text:p>
          </table:table-cell>
        </table:table-row>
        <table:table-row table:style-name="ro2">
          <table:table-cell/>
          <table:table-cell table:style-name="ce3"/>
          <table:table-cell table:style-name="ce6" office:value-type="string">
            <text:p>Astrium</text:p>
          </table:table-cell>
          <table:table-cell table:style-name="ce6" office:value-type="string">
            <text:p>High Power PCDU 1,5-5kW</text:p>
          </table:table-cell>
          <table:table-cell table:style-name="ce6" office:value-type="float" office:value="22.5">
            <text:p>22,5</text:p>
          </table:table-cell>
          <table:table-cell table:style-name="ce6" office:value-type="string">
            <text:p>605x300x212</text:p>
          </table:table-cell>
          <table:table-cell table:style-name="ce6"/>
          <table:table-cell table:style-name="ce6" office:value-type="string">
            <text:p>-35 bis +70</text:p>
          </table:table-cell>
          <table:table-cell table:style-name="ce6" office:value-type="string">
            <text:p>TerraSAR-X, Seosar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office:value-type="string">
            <text:p>Astrium</text:p>
          </table:table-cell>
          <table:table-cell office:value-type="string">
            <text:p>Medium Power PCDU 0,5-3kW</text:p>
          </table:table-cell>
          <table:table-cell/>
          <table:table-cell office:value-type="string">
            <text:p>260x200x45*</text:p>
          </table:table-cell>
          <table:table-cell/>
          <table:table-cell office:value-type="string">
            <text:p>-35 bis +70</text:p>
          </table:table-cell>
          <table:table-cell table:style-name="ce9" office:value-type="string">
            <text:p>GRACE, GOCE, SWARM</text:p>
          </table:table-cell>
          <table:table-cell/>
          <table:table-cell office:value-type="string">
            <text:p>* ein Modul</text:p>
          </table:table-cell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Low Power PCDU 0,33kW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string">
            <text:p>Myriade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halesAlenia</text:p>
          </table:table-cell>
          <table:table-cell office:value-type="string">
            <text:p>Medium Power PCDU 0,5-4,5kW</text:p>
          </table:table-cell>
          <table:table-cell office:value-type="string">
            <text:p>1,1*</text:p>
          </table:table-cell>
          <table:table-cell office:value-type="string">
            <text:p>340x190x34*</text:p>
          </table:table-cell>
          <table:table-cell table:number-columns-repeated="2"/>
          <table:table-cell office:value-type="string">
            <text:p>GIOVE-A, Sentinel-1/3, SMALLSAT</text:p>
          </table:table-cell>
          <table:table-cell/>
          <table:table-cell office:value-type="string">
            <text:p>* ein Modul</text:p>
          </table:table-cell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Power Conditioning Unit 2,4kW</text:p>
          </table:table-cell>
          <table:table-cell office:value-type="float" office:value="8.3">
            <text:p>8,3</text:p>
          </table:table-cell>
          <table:table-cell office:value-type="string">
            <text:p>67x238x158</text:p>
          </table:table-cell>
          <table:table-cell table:number-columns-repeated="2"/>
          <table:table-cell office:value-type="string">
            <text:p>Rosetta, Mars Exp., Venus Exp.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Power Distribution Module 0,56kW</text:p>
          </table:table-cell>
          <table:table-cell office:value-type="float" office:value="0.55">
            <text:p>0,55</text:p>
          </table:table-cell>
          <table:table-cell office:value-type="string">
            <text:p>230x185x23</text:p>
          </table:table-cell>
          <table:table-cell table:number-columns-repeated="2"/>
          <table:table-cell office:value-type="string">
            <text:p>XMM-Newton, Integra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Battery C/D Reg. Module 0,3kW</text:p>
          </table:table-cell>
          <table:table-cell office:value-type="float" office:value="0.55">
            <text:p>0,55</text:p>
          </table:table-cell>
          <table:table-cell office:value-type="string">
            <text:p>193x150x24</text:p>
          </table:table-cell>
          <table:table-cell table:number-columns-repeated="2"/>
          <table:table-cell office:value-type="string">
            <text:p>Mars Exp., Venus Exp., Rosetta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TERMA</text:p>
          </table:table-cell>
          <table:table-cell office:value-type="string">
            <text:p>Command and Monitoring Module</text:p>
          </table:table-cell>
          <table:table-cell office:value-type="float" office:value="0.35">
            <text:p>0,35</text:p>
          </table:table-cell>
          <table:table-cell office:value-type="string">
            <text:p>193x150x24</text:p>
          </table:table-cell>
          <table:table-cell office:value-type="float" office:value="1.1">
            <text:p>1,1</text:p>
          </table:table-cell>
          <table:table-cell/>
          <table:table-cell office:value-type="string">
            <text:p>Mars Exp., Venus Exp., Rosetta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ClydeSpace</text:p>
          </table:table-cell>
          <table:table-cell office:value-type="string">
            <text:p>SmallSAT Power 0,3kW</text:p>
          </table:table-cell>
          <table:table-cell office:value-type="float" office:value="1.5">
            <text:p>1,5</text:p>
          </table:table-cell>
          <table:table-cell office:value-type="string">
            <text:p>300x150x70</text:p>
          </table:table-cell>
          <table:table-cell table:number-columns-repeated="2"/>
          <table:table-cell office:value-type="string">
            <text:p>RapidEye, UK-DMC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ClydeSpace</text:p>
          </table:table-cell>
          <table:table-cell office:value-type="string">
            <text:p>SmallGEO Power 0,3kW*</text:p>
          </table:table-cell>
          <table:table-cell office:value-type="string">
            <text:p>1-2,5*</text:p>
          </table:table-cell>
          <table:table-cell office:value-type="string">
            <text:p>190x135x22*</text:p>
          </table:table-cell>
          <table:table-cell table:number-columns-repeated="2"/>
          <table:table-cell office:value-type="string">
            <text:p>GIOVE-A</text:p>
          </table:table-cell>
          <table:table-cell/>
          <table:table-cell office:value-type="string">
            <text:p>* ein Modul</text:p>
          </table:table-cell>
        </table:table-row>
        <table:table-row table:style-name="ro1">
          <table:table-cell/>
          <table:table-cell table:style-name="ce1"/>
          <table:table-cell office:value-type="string">
            <text:p>Saft</text:p>
          </table:table-cell>
          <table:table-cell office:value-type="string">
            <text:p>VES100 – hg. spec. en. space cell</text:p>
          </table:table-cell>
          <table:table-cell office:value-type="float" office:value="0.81">
            <text:p>0,81</text:p>
          </table:table-cell>
          <table:table-cell office:value-type="string">
            <text:p>185x53 dia.</text:p>
          </table:table-cell>
          <table:table-cell/>
          <table:table-cell office:value-type="string">
            <text:p>+10 bis +35</text:p>
          </table:table-cell>
          <table:table-cell office:value-type="string">
            <text:p>GIOVE-B, Proteu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>
            <text:p>Saft</text:p>
          </table:table-cell>
          <table:table-cell office:value-type="string">
            <text:p>VL48E – high energy space cell</text:p>
          </table:table-cell>
          <table:table-cell office:value-type="float" office:value="1.15">
            <text:p>1,15</text:p>
          </table:table-cell>
          <table:table-cell office:value-type="string">
            <text:p>245x54 dia.</text:p>
          </table:table-cell>
          <table:table-cell/>
          <table:table-cell office:value-type="string">
            <text:p>+10 bis +3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aft</text:p>
          </table:table-cell>
          <table:table-cell office:value-type="string">
            <text:p>Li-ion MicroSat module</text:p>
          </table:table-cell>
          <table:table-cell office:value-type="float" office:value="4.5">
            <text:p>4,5</text:p>
          </table:table-cell>
          <table:table-cell office:value-type="string">
            <text:p>220x170x95</text:p>
          </table:table-cell>
          <table:table-cell table:number-columns-repeated="2"/>
          <table:table-cell office:value-type="string">
            <text:p>Proba-2, AGILE, SSETI express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table:number-columns-repeated="7"/>
          <table:table-cell table:number-columns-repeated="2"/>
        </table:table-row>
        <table:table-row table:style-name="ro1">
          <table:table-cell/>
          <table:table-cell table:style-name="ce1" office:value-type="string">
            <text:p>Propulsion</text:p>
          </table:table-cell>
          <table:table-cell office:value-type="string">
            <text:p>SSTL</text:p>
          </table:table-cell>
          <table:table-cell office:value-type="string">
            <text:p>Surrey Low Power Resistojet</text:p>
          </table:table-cell>
          <table:table-cell office:value-type="float" office:value="0.07">
            <text:p>0,07</text:p>
          </table:table-cell>
          <table:table-cell office:value-type="string">
            <text:p>56x14 dia.</text:p>
          </table:table-cell>
          <table:table-cell office:value-type="float" office:value="50">
            <text:p>50</text:p>
          </table:table-cell>
          <table:table-cell office:value-type="string">
            <text:p>-20 bis +60</text:p>
          </table:table-cell>
          <table:table-cell office:value-type="string">
            <text:p>100mN; RapidEye, GIOVE-A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urrey Microsat. Butane. Prop. Sys.</text:p>
          </table:table-cell>
          <table:table-cell office:value-type="float" office:value="7.9">
            <text:p>7,9</text:p>
          </table:table-cell>
          <table:table-cell office:value-type="string">
            <text:p>440x440x140</text:p>
          </table:table-cell>
          <table:table-cell office:value-type="float" office:value="80">
            <text:p>80</text:p>
          </table:table-cell>
          <table:table-cell office:value-type="string">
            <text:p>-20 bis +60</text:p>
          </table:table-cell>
          <table:table-cell office:value-type="string">
            <text:p>50mN; Alsat-1, DMC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Xenon Propulsion System</text:p>
          </table:table-cell>
          <table:table-cell office:value-type="float" office:value="20">
            <text:p>20</text:p>
          </table:table-cell>
          <table:table-cell office:value-type="string">
            <text:p>230x300x300</text:p>
          </table:table-cell>
          <table:table-cell office:value-type="float" office:value="60">
            <text:p>60</text:p>
          </table:table-cell>
          <table:table-cell office:value-type="string">
            <text:p>-20 bis +50</text:p>
          </table:table-cell>
          <table:table-cell office:value-type="string">
            <text:p>18mN; RapidEye, Proba-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icrosatellite Gas Prop. System</text:p>
          </table:table-cell>
          <table:table-cell office:value-type="float" office:value="7.4">
            <text:p>7,4</text:p>
          </table:table-cell>
          <table:table-cell office:value-type="string">
            <text:p>400x254x215</text:p>
          </table:table-cell>
          <table:table-cell office:value-type="float" office:value="60">
            <text:p>60</text:p>
          </table:table-cell>
          <table:table-cell office:value-type="string">
            <text:p>-20 bis +60</text:p>
          </table:table-cell>
          <table:table-cell office:value-type="string">
            <text:p>50mN, Proba-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Monoprop. Propul. System</text:p>
          </table:table-cell>
          <table:table-cell office:value-type="string">
            <text:p>40**</text:p>
          </table:table-cell>
          <table:table-cell office:value-type="string">
            <text:p>500x500x350**</text:p>
          </table:table-cell>
          <table:table-cell table:number-columns-repeated="2"/>
          <table:table-cell office:value-type="string">
            <text:p>0,1N; JASON, PICASSO-CENA</text:p>
          </table:table-cell>
          <table:table-cell table:style-name="ce2"/>
          <table:table-cell table:style-name="ce2" office:value-type="string">
            <text:p>** geschätzt</text:p>
          </table:table-cell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1N HPGP Propulsion System</text:p>
          </table:table-cell>
          <table:table-cell office:value-type="float" office:value="9.3">
            <text:p>9,3</text:p>
          </table:table-cell>
          <table:table-cell office:value-type="string">
            <text:p>500x500x350**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SMA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5N HPGP Rocket Engine</text:p>
          </table:table-cell>
          <table:table-cell office:value-type="string">
            <text:p>0,36***</text:p>
          </table:table-cell>
          <table:table-cell office:value-type="string">
            <text:p>L=18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ntwicklungsphase</text:p>
          </table:table-cell>
          <table:table-cell table:style-name="ce2"/>
          <table:table-cell table:style-name="ce2" office:value-type="string">
            <text:p>*** nur Düse</text:p>
          </table:table-cell>
        </table:table-row>
        <table:table-row table:style-name="ro1">
          <table:table-cell table:number-columns-repeated="2"/>
          <table:table-cell office:value-type="string">
            <text:p>ECAPS</text:p>
          </table:table-cell>
          <table:table-cell office:value-type="string">
            <text:p>22N HPGP Rocket Engine</text:p>
          </table:table-cell>
          <table:table-cell office:value-type="string">
            <text:p>0,75***</text:p>
          </table:table-cell>
          <table:table-cell office:value-type="string">
            <text:p>L=216</text:p>
          </table:table-cell>
          <table:table-cell table:number-columns-repeated="2"/>
          <table:table-cell office:value-type="string">
            <text:p>Entwicklungsphase</text:p>
          </table:table-cell>
          <table:table-cell table:style-name="ce2"/>
          <table:table-cell table:style-name="ce2" office:value-type="string">
            <text:p>*** nur Düse</text:p>
          </table:table-cell>
        </table:table-row>
        <table:table-row table:style-name="ro1">
          <table:table-cell/>
          <table:table-cell table:style-name="ce2" table:number-columns-repeated="10"/>
        </table:table-row>
        <table:table-row table:style-name="ro1">
          <table:table-cell/>
          <table:table-cell table:style-name="ce1" office:value-type="string">
            <text:p>ACS (Sens.)</text:p>
          </table:table-cell>
          <table:table-cell office:value-type="string">
            <text:p>Bradford</text:p>
          </table:table-cell>
          <table:table-cell office:value-type="string">
            <text:p>Fine &amp; Coarse Sun Sensor</text:p>
          </table:table-cell>
          <table:table-cell office:value-type="float" office:value="0.365">
            <text:p>0,37</text:p>
          </table:table-cell>
          <table:table-cell office:value-type="string">
            <text:p>108x106x49</text:p>
          </table:table-cell>
          <table:table-cell office:value-type="float" office:value="0.2">
            <text:p>0,2</text:p>
          </table:table-cell>
          <table:table-cell office:value-type="string">
            <text:p>-80 bis +90</text:p>
          </table:table-cell>
          <table:table-cell office:value-type="string">
            <text:p>SPOT, XMM, Herschell, Planck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DMC Sun Sensor</text:p>
          </table:table-cell>
          <table:table-cell office:value-type="float" office:value="0.3">
            <text:p>0,3</text:p>
          </table:table-cell>
          <table:table-cell office:value-type="string">
            <text:p>95x107x35</text:p>
          </table:table-cell>
          <table:table-cell office:value-type="float" office:value="0.1">
            <text:p>0,1</text:p>
          </table:table-cell>
          <table:table-cell office:value-type="string">
            <text:p>-40 bis +80</text:p>
          </table:table-cell>
          <table:table-cell table:style-name="ce10" office:value-type="string">
            <text:p>FASAT-Bravo, <text:span text:style-name="T1">Uosat-12, TopSat</text:span>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Coarse Bi-Axis Sun Sensor (BASS)</text:p>
          </table:table-cell>
          <table:table-cell office:value-type="float" office:value="0.065">
            <text:p>0,07</text:p>
          </table:table-cell>
          <table:table-cell office:value-type="string">
            <text:p>70x82x23</text:p>
          </table:table-cell>
          <table:table-cell office:value-type="float" office:value="0">
            <text:p>0</text:p>
          </table:table-cell>
          <table:table-cell office:value-type="string">
            <text:p>-40 bis +90</text:p>
          </table:table-cell>
          <table:table-cell office:value-type="string">
            <text:p>Eurostar SatCom fami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Linear Accurate Sun Sensor (LIASS)</text:p>
          </table:table-cell>
          <table:table-cell office:value-type="float" office:value="0.23">
            <text:p>0,23</text:p>
          </table:table-cell>
          <table:table-cell office:value-type="string">
            <text:p>145x25x80</text:p>
          </table:table-cell>
          <table:table-cell office:value-type="float" office:value="0">
            <text:p>0</text:p>
          </table:table-cell>
          <table:table-cell office:value-type="string">
            <text:p>-80 bis +95</text:p>
          </table:table-cell>
          <table:table-cell office:value-type="string">
            <text:p>Eurostar SatCom famil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Fine Sun Sensor (FSS)</text:p>
          </table:table-cell>
          <table:table-cell office:value-type="float" office:value="0.65">
            <text:p>0,65</text:p>
          </table:table-cell>
          <table:table-cell office:value-type="string">
            <text:p>160x145x56</text:p>
          </table:table-cell>
          <table:table-cell office:value-type="float" office:value="0.2">
            <text:p>0,2</text:p>
          </table:table-cell>
          <table:table-cell office:value-type="string">
            <text:p>-30 bis +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Fine Sun Sensor</text:p>
          </table:table-cell>
          <table:table-cell office:value-type="float" office:value="0.035">
            <text:p>0,04</text:p>
          </table:table-cell>
          <table:table-cell office:value-type="string">
            <text:p>34x32x21</text:p>
          </table:table-cell>
          <table:table-cell office:value-type="float" office:value="0.0075">
            <text:p>0,01</text:p>
          </table:table-cell>
          <table:table-cell office:value-type="string">
            <text:p>-25 bis +50</text:p>
          </table:table-cell>
          <table:table-cell office:value-type="string">
            <text:p>Einsatz auf 4 LEO Satelli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fficine Gal.</text:p>
          </table:table-cell>
          <table:table-cell office:value-type="string">
            <text:p>Digital Sun Sensor (DSS)</text:p>
          </table:table-cell>
          <table:table-cell office:value-type="float" office:value="0.4">
            <text:p>0,4</text:p>
          </table:table-cell>
          <table:table-cell office:value-type="string">
            <text:p>110x110x50</text:p>
          </table:table-cell>
          <table:table-cell office:value-type="float" office:value="1">
            <text:p>1</text:p>
          </table:table-cell>
          <table:table-cell table:style-name="ce2" office:value-type="string">
            <text:p>-40 bis +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Coarse Sun Sensor</text:p>
          </table:table-cell>
          <table:table-cell office:value-type="float" office:value="0.01">
            <text:p>0,01</text:p>
          </table:table-cell>
          <table:table-cell office:value-type="string">
            <text:p>1,27x1,27x0,9</text:p>
          </table:table-cell>
          <table:table-cell office:value-type="float" office:value="0">
            <text:p>0</text:p>
          </table:table-cell>
          <table:table-cell office:value-type="string">
            <text:p>-40 bis +93</text:p>
          </table:table-cell>
          <table:table-cell office:value-type="string">
            <text:p>ALEXIS, HETE, MOST, ChipS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Medium Sun Sensor</text:p>
          </table:table-cell>
          <table:table-cell office:value-type="float" office:value="0.054">
            <text:p>0,05</text:p>
          </table:table-cell>
          <table:table-cell office:value-type="string">
            <text:p>2,43x2,43x3,49</text:p>
          </table:table-cell>
          <table:table-cell office:value-type="float" office:value="0">
            <text:p>0</text:p>
          </table:table-cell>
          <table:table-cell office:value-type="string">
            <text:p>-40 bis +93</text:p>
          </table:table-cell>
          <table:table-cell office:value-type="string">
            <text:p>ALEXIS, HETE, TERRI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EC</text:p>
          </table:table-cell>
          <table:table-cell office:value-type="string">
            <text:p>Earth Sensor Assembly</text:p>
          </table:table-cell>
          <table:table-cell office:value-type="float" office:value="1.95">
            <text:p>1,95</text:p>
          </table:table-cell>
          <table:table-cell office:value-type="string">
            <text:p>121x157x12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hor, Sirius-FM, GALAX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TD 15 Earth Sensor</text:p>
          </table:table-cell>
          <table:table-cell office:value-type="float" office:value="3.4">
            <text:p>3,4</text:p>
          </table:table-cell>
          <table:table-cell office:value-type="string">
            <text:p>168x206x206</text:p>
          </table:table-cell>
          <table:table-cell office:value-type="float" office:value="6.5">
            <text:p>6,5</text:p>
          </table:table-cell>
          <table:table-cell office:value-type="string">
            <text:p>-25 bis +55</text:p>
          </table:table-cell>
          <table:table-cell office:value-type="string">
            <text:p>für GEO (TC2, HOT BIR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TD 16 Earth Sensor</text:p>
          </table:table-cell>
          <table:table-cell office:value-type="float" office:value="3.5">
            <text:p>3,5</text:p>
          </table:table-cell>
          <table:table-cell office:value-type="string">
            <text:p>175x208x386</text:p>
          </table:table-cell>
          <table:table-cell office:value-type="float" office:value="7.5">
            <text:p>7,5</text:p>
          </table:table-cell>
          <table:table-cell office:value-type="string">
            <text:p>-20 bis +50</text:p>
          </table:table-cell>
          <table:table-cell office:value-type="string">
            <text:p>für LEO (SPOT, ENVISA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lex</text:p>
          </table:table-cell>
          <table:table-cell office:value-type="string">
            <text:p>IRES Infrared Earth Sensor</text:p>
          </table:table-cell>
          <table:table-cell office:value-type="float" office:value="2.5">
            <text:p>2,5</text:p>
          </table:table-cell>
          <table:table-cell office:value-type="string">
            <text:p>170x164x156</text:p>
          </table:table-cell>
          <table:table-cell office:value-type="float" office:value="4">
            <text:p>4</text:p>
          </table:table-cell>
          <table:table-cell office:value-type="string">
            <text:p>-30 bis +60</text:p>
          </table:table-cell>
          <table:table-cell office:value-type="string">
            <text:p>für GEO/MEO (EUTELSAT uvm.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agnetometer</text:p>
          </table:table-cell>
          <table:table-cell office:value-type="float" office:value="0.14">
            <text:p>0,14</text:p>
          </table:table-cell>
          <table:table-cell office:value-type="string">
            <text:p>85x35x32</text:p>
          </table:table-cell>
          <table:table-cell office:value-type="float" office:value="0.3">
            <text:p>0,3</text:p>
          </table:table-cell>
          <table:table-cell office:value-type="string">
            <text:p>-20 bis +50</text:p>
          </table:table-cell>
          <table:table-cell office:value-type="string">
            <text:p>für LEO, schon 25 Mission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3-axis Fluxgate Magnetometer</text:p>
          </table:table-cell>
          <table:table-cell office:value-type="float" office:value="0.295">
            <text:p>0,3</text:p>
          </table:table-cell>
          <table:table-cell office:value-type="string">
            <text:p>130x90x36</text:p>
          </table:table-cell>
          <table:table-cell office:value-type="float" office:value="0.014">
            <text:p>0,01</text:p>
          </table:table-cell>
          <table:table-cell office:value-type="string">
            <text:p>-50 bis + 80</text:p>
          </table:table-cell>
          <table:table-cell office:value-type="string">
            <text:p>für LEO, schon 14 Mission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MAG-3 Three-Axis Magnetometer</text:p>
          </table:table-cell>
          <table:table-cell office:value-type="float" office:value="0.1">
            <text:p>0,1</text:p>
          </table:table-cell>
          <table:table-cell office:value-type="string">
            <text:p>35,1x32,3x82,6</text:p>
          </table:table-cell>
          <table:table-cell office:value-type="float" office:value="0.025">
            <text:p>0,03</text:p>
          </table:table-cell>
          <table:table-cell office:value-type="string">
            <text:p>-55 bis +85</text:p>
          </table:table-cell>
          <table:table-cell office:value-type="string">
            <text:p>Rechner, Kamera (für LEO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Altair HB+ Star Tracker</text:p>
          </table:table-cell>
          <table:table-cell office:value-type="float" office:value="2.6">
            <text:p>2,6</text:p>
          </table:table-cell>
          <table:table-cell office:value-type="string">
            <text:p>132x176x316</text:p>
          </table:table-cell>
          <table:table-cell office:value-type="float" office:value="12">
            <text:p>12</text:p>
          </table:table-cell>
          <table:table-cell office:value-type="string">
            <text:p>+20 bis +50</text:p>
          </table:table-cell>
          <table:table-cell office:value-type="string">
            <text:p>Blen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150x1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Rigel-L Star Tracker</text:p>
          </table:table-cell>
          <table:table-cell office:value-type="float" office:value="2.85">
            <text:p>2,85</text:p>
          </table:table-cell>
          <table:table-cell office:value-type="string">
            <text:p>155x210x139</text:p>
          </table:table-cell>
          <table:table-cell office:value-type="float" office:value="12">
            <text:p>12</text:p>
          </table:table-cell>
          <table:table-cell office:value-type="string">
            <text:p>-20 bis +50</text:p>
          </table:table-cell>
          <table:table-cell office:value-type="string">
            <text:p>Rechner, Kamera (für LEO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147x144</text:p>
          </table:table-cell>
          <table:table-cell table:number-columns-repeated="2"/>
          <table:table-cell office:value-type="string">
            <text:p>Blen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utonomous Star Sensor ASTRO 10</text:p>
          </table:table-cell>
          <table:table-cell office:value-type="float" office:value="3.16">
            <text:p>3,16</text:p>
          </table:table-cell>
          <table:table-cell office:value-type="string">
            <text:p>150x145x75</text:p>
          </table:table-cell>
          <table:table-cell office:value-type="float" office:value="11">
            <text:p>11</text:p>
          </table:table-cell>
          <table:table-cell office:value-type="string">
            <text:p>-40 bis +50</text:p>
          </table:table-cell>
          <table:table-cell office:value-type="string">
            <text:p>Elektroni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140x264</text:p>
          </table:table-cell>
          <table:table-cell table:number-columns-repeated="2"/>
          <table:table-cell office:value-type="string">
            <text:p>Opt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utonomous Star Sensor ASTRO 15</text:p>
          </table:table-cell>
          <table:table-cell office:value-type="float" office:value="4.35">
            <text:p>4,35</text:p>
          </table:table-cell>
          <table:table-cell office:value-type="string">
            <text:p>192x192x552</text:p>
          </table:table-cell>
          <table:table-cell office:value-type="float" office:value="10">
            <text:p>10</text:p>
          </table:table-cell>
          <table:table-cell office:value-type="string">
            <text:p>-30 bis +55</text:p>
          </table:table-cell>
          <table:table-cell office:value-type="string">
            <text:p>für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enoptik</text:p>
          </table:table-cell>
          <table:table-cell office:value-type="string">
            <text:p>Active Pixel Sensor ASTRO APS</text:p>
          </table:table-cell>
          <table:table-cell office:value-type="float" office:value="1500">
            <text:p>1500</text:p>
          </table:table-cell>
          <table:table-cell office:value-type="string">
            <text:p>154x154x231</text:p>
          </table:table-cell>
          <table:table-cell office:value-type="float" office:value="9">
            <text:p>9</text:p>
          </table:table-cell>
          <table:table-cell office:value-type="string">
            <text:p>-30 bis +60</text:p>
          </table:table-cell>
          <table:table-cell office:value-type="string">
            <text:p>Version LEO (gibt auch GEO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HYDRA Star Tracker</text:p>
          </table:table-cell>
          <table:table-cell office:value-type="float" office:value="1.75">
            <text:p>1,75</text:p>
          </table:table-cell>
          <table:table-cell office:value-type="string">
            <text:p>145x160x100</text:p>
          </table:table-cell>
          <table:table-cell office:value-type="float" office:value="11">
            <text:p>11</text:p>
          </table:table-cell>
          <table:table-cell office:value-type="string">
            <text:p>-30 bis +60</text:p>
          </table:table-cell>
          <table:table-cell office:value-type="string">
            <text:p>für LEO und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dern</text:p>
          </table:table-cell>
          <table:table-cell office:value-type="string">
            <text:p>SED26 Star Tracker</text:p>
          </table:table-cell>
          <table:table-cell office:value-type="float" office:value="3.3">
            <text:p>3,3</text:p>
          </table:table-cell>
          <table:table-cell office:value-type="string">
            <text:p>160x170x350</text:p>
          </table:table-cell>
          <table:table-cell office:value-type="float" office:value="9">
            <text:p>9</text:p>
          </table:table-cell>
          <table:table-cell office:value-type="string">
            <text:p>-30 bis +60</text:p>
          </table:table-cell>
          <table:table-cell office:value-type="string">
            <text:p>für LEO und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ERMA</text:p>
          </table:table-cell>
          <table:table-cell office:value-type="string">
            <text:p>Star Tracker HE-5AS</text:p>
          </table:table-cell>
          <table:table-cell office:value-type="float" office:value="2.2">
            <text:p>2,2</text:p>
          </table:table-cell>
          <table:table-cell office:value-type="string">
            <text:p>245x165x29</text:p>
          </table:table-cell>
          <table:table-cell office:value-type="float" office:value="6.8">
            <text:p>6,8</text:p>
          </table:table-cell>
          <table:table-cell office:value-type="string">
            <text:p>-40 bis +20</text:p>
          </table:table-cell>
          <table:table-cell office:value-type="string">
            <text:p>Elektronik (Cryosat, LIS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120x120x33</text:p>
          </table:table-cell>
          <table:table-cell table:number-columns-repeated="2"/>
          <table:table-cell office:value-type="string">
            <text:p>Opt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ementine</text:p>
          </table:table-cell>
          <table:table-cell office:value-type="string">
            <text:p>Star Tracker Stellar Compass</text:p>
          </table:table-cell>
          <table:table-cell office:value-type="float" office:value="0.29">
            <text:p>0,29</text:p>
          </table:table-cell>
          <table:table-cell office:value-type="string">
            <text:p>117x117x132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ur Kam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TI</text:p>
          </table:table-cell>
          <table:table-cell office:value-type="string">
            <text:p>Star Tracker</text:p>
          </table:table-cell>
          <table:table-cell office:value-type="float" office:value="1.85">
            <text:p>1,85</text:p>
          </table:table-cell>
          <table:table-cell office:value-type="string">
            <text:p>178x178x183</text:p>
          </table:table-cell>
          <table:table-cell office:value-type="float" office:value="7.5">
            <text:p>7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tech</text:p>
          </table:table-cell>
          <table:table-cell office:value-type="string">
            <text:p>Miniature Star Tracker</text:p>
          </table:table-cell>
          <table:table-cell office:value-type="float" office:value="0.375">
            <text:p>0,38</text:p>
          </table:table-cell>
          <table:table-cell office:value-type="string">
            <text:p>60x76x76</text:p>
          </table:table-cell>
          <table:table-cell office:value-type="float" office:value="2">
            <text:p>2</text:p>
          </table:table-cell>
          <table:table-cell office:value-type="string">
            <text:p>-20 bis +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Inertial Sensor MIRAS-01</text:p>
          </table:table-cell>
          <table:table-cell office:value-type="float" office:value="1.8">
            <text:p>1,8</text:p>
          </table:table-cell>
          <table:table-cell office:value-type="string">
            <text:p>324x191x54</text:p>
          </table:table-cell>
          <table:table-cell office:value-type="float" office:value="5">
            <text:p>5</text:p>
          </table:table-cell>
          <table:table-cell office:value-type="string">
            <text:p>-20 bis +50</text:p>
          </table:table-cell>
          <table:table-cell office:value-type="string">
            <text:p>für LEO (NigeriaSat-2, Kanopu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ASTRIX 200 IMU</text:p>
          </table:table-cell>
          <table:table-cell office:value-type="float" office:value="10">
            <text:p>10</text:p>
          </table:table-cell>
          <table:table-cell office:value-type="string">
            <text:p>295x150x145</text:p>
          </table:table-cell>
          <table:table-cell office:value-type="float" office:value="6">
            <text:p>6</text:p>
          </table:table-cell>
          <table:table-cell office:value-type="string">
            <text:p>-20 bis +60</text:p>
          </table:table-cell>
          <table:table-cell office:value-type="string">
            <text:p>Eletronik (Pleiades, Aeolus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330x330x280</text:p>
          </table:table-cell>
          <table:table-cell table:number-columns-repeated="2"/>
          <table:table-cell office:value-type="string">
            <text:p>Gy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ASTRIX 3M²</text:p>
          </table:table-cell>
          <table:table-cell office:value-type="float" office:value="4.2">
            <text:p>4,2</text:p>
          </table:table-cell>
          <table:table-cell office:value-type="string">
            <text:p>206x206x160</text:p>
          </table:table-cell>
          <table:table-cell office:value-type="float" office:value="15">
            <text:p>15</text:p>
          </table:table-cell>
          <table:table-cell office:value-type="string">
            <text:p>-25 bis +60</text:p>
          </table:table-cell>
          <table:table-cell office:value-type="string">
            <text:p>für LEO, MEO,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Fault Tolerant Inertial Navigation Unit</text:p>
          </table:table-cell>
          <table:table-cell office:value-type="float" office:value="37.2">
            <text:p>37,2</text:p>
          </table:table-cell>
          <table:table-cell office:value-type="string">
            <text:p>504x293x315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Miniature Inertial Measurement Unit</text:p>
          </table:table-cell>
          <table:table-cell office:value-type="float" office:value="4.7">
            <text:p>4,7</text:p>
          </table:table-cell>
          <table:table-cell office:value-type="string">
            <text:p>233x233x169</text:p>
          </table:table-cell>
          <table:table-cell office:value-type="float" office:value="32">
            <text:p>32</text:p>
          </table:table-cell>
          <table:table-cell office:value-type="string">
            <text:p>-30 bis +65</text:p>
          </table:table-cell>
          <table:table-cell office:value-type="string">
            <text:p>schon 250 ausgeliefe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Three axis Rate Instrument Sensing</text:p>
          </table:table-cell>
          <table:table-cell office:value-type="float" office:value="1.8">
            <text:p>1,8</text:p>
          </table:table-cell>
          <table:table-cell office:value-type="string">
            <text:p>125x125x120</text:p>
          </table:table-cell>
          <table:table-cell office:value-type="float" office:value="5.5">
            <text:p>5,5</text:p>
          </table:table-cell>
          <table:table-cell office:value-type="string">
            <text:p>-25 bis +50</text:p>
          </table:table-cell>
          <table:table-cell office:value-type="string">
            <text:p>ESA Integral Spacecraft</text:p>
          </table:table-cell>
          <table:table-cell table:number-columns-repeated="2"/>
        </table:table-row>
        <table:table-row table:style-name="ro2">
          <table:table-cell/>
          <table:table-cell table:style-name="ce6"/>
          <table:table-cell table:style-name="ce6" office:value-type="string">
            <text:p>Astrium</text:p>
          </table:table-cell>
          <table:table-cell table:style-name="ce6" office:value-type="string">
            <text:p>MosaicGNSS Receiver</text:p>
          </table:table-cell>
          <table:table-cell table:style-name="ce6" office:value-type="float" office:value="3.9">
            <text:p>3,9</text:p>
          </table:table-cell>
          <table:table-cell table:style-name="ce6" office:value-type="string">
            <text:p>272x284x92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-20 bis +60</text:p>
          </table:table-cell>
          <table:table-cell table:style-name="ce6" office:value-type="string">
            <text:p>für LEO, MEO, GEO (TerraSAR-X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alesAlenia</text:p>
          </table:table-cell>
          <table:table-cell office:value-type="string">
            <text:p>GPS Navigation Unit</text:p>
          </table:table-cell>
          <table:table-cell office:value-type="float" office:value="3">
            <text:p>3</text:p>
          </table:table-cell>
          <table:table-cell office:value-type="string">
            <text:p>276x170x116</text:p>
          </table:table-cell>
          <table:table-cell office:value-type="float" office:value="18">
            <text:p>18</text:p>
          </table:table-cell>
          <table:table-cell office:value-type="string">
            <text:p>-25 bis +55</text:p>
          </table:table-cell>
          <table:table-cell office:value-type="string">
            <text:p>für LEO und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AG</text:p>
          </table:table-cell>
          <table:table-cell office:value-type="string">
            <text:p>Innovative GNSS Navigation Receiver</text:p>
          </table:table-cell>
          <table:table-cell office:value-type="float" office:value="1.3">
            <text:p>1,3</text:p>
          </table:table-cell>
          <table:table-cell office:value-type="string">
            <text:p>300x240x50</text:p>
          </table:table-cell>
          <table:table-cell office:value-type="float" office:value="8">
            <text:p>8</text:p>
          </table:table-cell>
          <table:table-cell office:value-type="string">
            <text:p>-25 bis +60</text:p>
          </table:table-cell>
          <table:table-cell office:value-type="string">
            <text:p>für L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UAG</text:p>
          </table:table-cell>
          <table:table-cell office:value-type="string">
            <text:p>GPS based Orbit Determination</text:p>
          </table:table-cell>
          <table:table-cell office:value-type="float" office:value="4">
            <text:p>4</text:p>
          </table:table-cell>
          <table:table-cell office:value-type="string">
            <text:p>300x240x104</text:p>
          </table:table-cell>
          <table:table-cell office:value-type="float" office:value="10">
            <text:p>10</text:p>
          </table:table-cell>
          <table:table-cell office:value-type="string">
            <text:p>-10 bis +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Enhanced Space Integrated GPS/INS</text:p>
          </table:table-cell>
          <table:table-cell office:value-type="float" office:value="9.5">
            <text:p>9,5</text:p>
          </table:table-cell>
          <table:table-cell office:value-type="string">
            <text:p>178x178x249</text:p>
          </table:table-cell>
          <table:table-cell office:value-type="float" office:value="45">
            <text:p>45</text:p>
          </table:table-cell>
          <table:table-cell office:value-type="string">
            <text:p>-54 bis +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GPS-12-V1 GPS Receiver</text:p>
          </table:table-cell>
          <table:table-cell office:value-type="float" office:value="0.2">
            <text:p>0,2</text:p>
          </table:table-cell>
          <table:table-cell office:value-type="string">
            <text:p>100x70x25</text:p>
          </table:table-cell>
          <table:table-cell office:value-type="float" office:value="1">
            <text:p>1</text:p>
          </table:table-cell>
          <table:table-cell office:value-type="string">
            <text:p>-40 bis +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5U – Space GPS Receiver</text:p>
          </table:table-cell>
          <table:table-cell office:value-type="float" office:value="0.04">
            <text:p>0,04</text:p>
          </table:table-cell>
          <table:table-cell office:value-type="string">
            <text:p>70x45x10</text:p>
          </table:table-cell>
          <table:table-cell office:value-type="float" office:value="1">
            <text:p>1</text:p>
          </table:table-cell>
          <table:table-cell office:value-type="string">
            <text:p>0 bis +50</text:p>
          </table:table-cell>
          <table:table-cell office:value-type="string">
            <text:p>für Nanosatelliten im L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5P – Space GPS Receiver</text:p>
          </table:table-cell>
          <table:table-cell office:value-type="float" office:value="0.06">
            <text:p>0,06</text:p>
          </table:table-cell>
          <table:table-cell office:value-type="string">
            <text:p>100x65x12</text:p>
          </table:table-cell>
          <table:table-cell office:value-type="float" office:value="1">
            <text:p>1</text:p>
          </table:table-cell>
          <table:table-cell office:value-type="string">
            <text:p>-20 bis +50</text:p>
          </table:table-cell>
          <table:table-cell office:value-type="string">
            <text:p>für Kleinsatelliten im L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07 – Space GPS Receiver</text:p>
          </table:table-cell>
          <table:table-cell office:value-type="float" office:value="0.45">
            <text:p>0,45</text:p>
          </table:table-cell>
          <table:table-cell office:value-type="string">
            <text:p>120x78x48</text:p>
          </table:table-cell>
          <table:table-cell office:value-type="float" office:value="1.6">
            <text:p>1,6</text:p>
          </table:table-cell>
          <table:table-cell office:value-type="string">
            <text:p>-20 bis +50</text:p>
          </table:table-cell>
          <table:table-cell office:value-type="string">
            <text:p>LEO (GIOVE-A, UK-DMC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10 – Space GPS Receiver</text:p>
          </table:table-cell>
          <table:table-cell office:value-type="float" office:value="0.95">
            <text:p>0,95</text:p>
          </table:table-cell>
          <table:table-cell office:value-type="string">
            <text:p>160x160x50</text:p>
          </table:table-cell>
          <table:table-cell office:value-type="float" office:value="5.5">
            <text:p>5,5</text:p>
          </table:table-cell>
          <table:table-cell office:value-type="string">
            <text:p>-20 bis +50</text:p>
          </table:table-cell>
          <table:table-cell office:value-type="string">
            <text:p>für L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20 – Space GPS Receiver</text:p>
          </table:table-cell>
          <table:table-cell office:value-type="float" office:value="0.95">
            <text:p>0,95</text:p>
          </table:table-cell>
          <table:table-cell office:value-type="string">
            <text:p>160x160x50</text:p>
          </table:table-cell>
          <table:table-cell office:value-type="float" office:value="5.5">
            <text:p>5,5</text:p>
          </table:table-cell>
          <table:table-cell office:value-type="string">
            <text:p>-20 bis +50</text:p>
          </table:table-cell>
          <table:table-cell office:value-type="string">
            <text:p>für L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SGR-GEO – Space GPS Receiver</text:p>
          </table:table-cell>
          <table:table-cell office:value-type="float" office:value="2.5">
            <text:p>2,5</text:p>
          </table:table-cell>
          <table:table-cell office:value-type="string">
            <text:p>100x120x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ür GEO (DART, PROBA-1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S (Akt.)</text:p>
          </table:table-cell>
          <table:table-cell office:value-type="string">
            <text:p>Honeywell</text:p>
          </table:table-cell>
          <table:table-cell office:value-type="string">
            <text:p>HR12 Reaction Wheel</text:p>
          </table:table-cell>
          <table:table-cell table:style-name="ce8" office:value-type="float" office:value="9.5">
            <text:p>9,5</text:p>
          </table:table-cell>
          <table:table-cell office:value-type="string">
            <text:p>159x316</text:p>
          </table:table-cell>
          <table:table-cell office:value-type="float" office:value="195">
            <text:p>195</text:p>
          </table:table-cell>
          <table:table-cell office:value-type="string">
            <text:p>-30 bis +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HR14 Reaction Wheel</text:p>
          </table:table-cell>
          <table:table-cell office:value-type="float" office:value="10.6">
            <text:p>10,6</text:p>
          </table:table-cell>
          <table:table-cell office:value-type="string">
            <text:p>159x366</text:p>
          </table:table-cell>
          <table:table-cell office:value-type="float" office:value="195">
            <text:p>195</text:p>
          </table:table-cell>
          <table:table-cell office:value-type="string">
            <text:p>-30 bis +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HR16 Reaction Wheel</text:p>
          </table:table-cell>
          <table:table-cell office:value-type="float" office:value="12">
            <text:p>12</text:p>
          </table:table-cell>
          <table:table-cell office:value-type="string">
            <text:p>178x418</text:p>
          </table:table-cell>
          <table:table-cell office:value-type="float" office:value="195">
            <text:p>195</text:p>
          </table:table-cell>
          <table:table-cell office:value-type="string">
            <text:p>-30 bis +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HR0610 Reaction Wheel</text:p>
          </table:table-cell>
          <table:table-cell office:value-type="float" office:value="5">
            <text:p>5</text:p>
          </table:table-cell>
          <table:table-cell office:value-type="string">
            <text:p>267x267x120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für LEO und GE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Reaction Wheel</text:p>
          </table:table-cell>
          <table:table-cell office:value-type="float" office:value="1.55">
            <text:p>1,55</text:p>
          </table:table-cell>
          <table:table-cell office:value-type="string">
            <text:p>102x102x105</text:p>
          </table:table-cell>
          <table:table-cell office:value-type="float" office:value="1.12">
            <text:p>1,12</text:p>
          </table:table-cell>
          <table:table-cell office:value-type="string">
            <text:p>-30 bis +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bital Sc.</text:p>
          </table:table-cell>
          <table:table-cell office:value-type="string">
            <text:p>LeoStar Reaction Wheel</text:p>
          </table:table-cell>
          <table:table-cell office:value-type="float" office:value="3.628">
            <text:p>3,63</text:p>
          </table:table-cell>
          <table:table-cell office:value-type="string">
            <text:p>203x203x101</text:p>
          </table:table-cell>
          <table:table-cell office:value-type="float" office:value="55">
            <text:p>55</text:p>
          </table:table-cell>
          <table:table-cell office:value-type="string">
            <text:p>-10 bis +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ckewell C.</text:p>
          </table:table-cell>
          <table:table-cell office:value-type="string">
            <text:p>MWI 30-400/37 Reaction Wheel</text:p>
          </table:table-cell>
          <table:table-cell office:value-type="float" office:value="15.3">
            <text:p>15,3</text:p>
          </table:table-cell>
          <table:table-cell office:value-type="string">
            <text:p>300x300x150</text:p>
          </table:table-cell>
          <table:table-cell office:value-type="float" office:value="300">
            <text:p>300</text:p>
          </table:table-cell>
          <table:table-cell office:value-type="string">
            <text:p>-55 bis +85</text:p>
          </table:table-cell>
          <table:table-cell table:number-columns-repeated="3"/>
        </table:table-row>
        <table:table-row table:style-name="ro2">
          <table:table-cell/>
          <table:table-cell table:style-name="ce6"/>
          <table:table-cell table:style-name="ce6" office:value-type="string">
            <text:p>Rockewell C.</text:p>
          </table:table-cell>
          <table:table-cell table:style-name="ce6" office:value-type="string">
            <text:p>MWI 100-100/100 Reaction Wheel</text:p>
          </table:table-cell>
          <table:table-cell table:style-name="ce6" office:value-type="float" office:value="16.5">
            <text:p>16,5</text:p>
          </table:table-cell>
          <table:table-cell table:style-name="ce6" office:value-type="string">
            <text:p>300x300x150</text:p>
          </table:table-cell>
          <table:table-cell table:style-name="ce6" office:value-type="float" office:value="300">
            <text:p>300</text:p>
          </table:table-cell>
          <table:table-cell table:style-name="ce6" office:value-type="string">
            <text:p>-55 bis +85</text:p>
          </table:table-cell>
          <table:table-cell table:style-name="ce6" office:value-type="string">
            <text:p>für Sats. von 50kg bis 5000k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05 Reaction Wheel Unit</text:p>
          </table:table-cell>
          <table:table-cell office:value-type="float" office:value="3.2">
            <text:p>3,2</text:p>
          </table:table-cell>
          <table:table-cell office:value-type="string">
            <text:p>235x123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18 Reaction Wheel Unit</text:p>
          </table:table-cell>
          <table:table-cell office:value-type="float" office:value="4.95">
            <text:p>4,95</text:p>
          </table:table-cell>
          <table:table-cell office:value-type="string">
            <text:p>295x123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radford</text:p>
          </table:table-cell>
          <table:table-cell office:value-type="string">
            <text:p>W45 Reaction Wheel Unit</text:p>
          </table:table-cell>
          <table:table-cell office:value-type="float" office:value="6.95">
            <text:p>6,95</text:p>
          </table:table-cell>
          <table:table-cell office:value-type="string">
            <text:p>365x123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8">
            <text:p>8,8</text:p>
          </table:table-cell>
          <table:table-cell office:value-type="string">
            <text:p>291x259x181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ceQuest</text:p>
          </table:table-cell>
          <table:table-cell office:value-type="string">
            <text:p>MW-1000 Reaction Wheel</text:p>
          </table:table-cell>
          <table:table-cell office:value-type="float" office:value="1.8">
            <text:p>1,8</text:p>
          </table:table-cell>
          <table:table-cell office:value-type="string">
            <text:p>115x115x86</text:p>
          </table:table-cell>
          <table:table-cell office:value-type="float" office:value="25">
            <text:p>25</text:p>
          </table:table-cell>
          <table:table-cell office:value-type="string">
            <text:p>-20 bis +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CMG 4-6S</text:p>
          </table:table-cell>
          <table:table-cell office:value-type="float" office:value="13">
            <text:p>13</text:p>
          </table:table-cell>
          <table:table-cell office:value-type="string">
            <text:p>270x225x313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strium</text:p>
          </table:table-cell>
          <table:table-cell office:value-type="string">
            <text:p>CMG 15-45S</text:p>
          </table:table-cell>
          <table:table-cell office:value-type="float" office:value="18.4">
            <text:p>18,4</text:p>
          </table:table-cell>
          <table:table-cell office:value-type="string">
            <text:p>270x270x35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>
            <text:p>310x300x150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oneywell</text:p>
          </table:table-cell>
          <table:table-cell office:value-type="string">
            <text:p>M50 Control Moment Gyroscope</text:p>
          </table:table-cell>
          <table:table-cell office:value-type="float" office:value="28">
            <text:p>28</text:p>
          </table:table-cell>
          <table:table-cell office:value-type="string">
            <text:p>195x447x714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02x238x263</text:p>
          </table:table-cell>
          <table:table-cell table:number-columns-repeated="2"/>
          <table:table-cell office:value-type="string">
            <text:p>Elektron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TR-5 Magnetorquer</text:p>
          </table:table-cell>
          <table:table-cell office:value-type="float" office:value="0.5">
            <text:p>0,5</text:p>
          </table:table-cell>
          <table:table-cell office:value-type="string">
            <text:p>251x30x66</text:p>
          </table:table-cell>
          <table:table-cell office:value-type="float" office:value="1">
            <text:p>1</text:p>
          </table:table-cell>
          <table:table-cell office:value-type="string">
            <text:p>-30 bis +50</text:p>
          </table:table-cell>
          <table:table-cell office:value-type="string">
            <text:p>für LEO (Alsat-1, UK-DMC, Bilsa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TL</text:p>
          </table:table-cell>
          <table:table-cell office:value-type="string">
            <text:p>MTR-30 Magnetorquer</text:p>
          </table:table-cell>
          <table:table-cell office:value-type="float" office:value="1.8">
            <text:p>1,8</text:p>
          </table:table-cell>
          <table:table-cell office:value-type="string">
            <text:p>378x74x49</text:p>
          </table:table-cell>
          <table:table-cell office:value-type="float" office:value="1">
            <text:p>1</text:p>
          </table:table-cell>
          <table:table-cell office:value-type="string">
            <text:p>-20 bis +50</text:p>
          </table:table-cell>
          <table:table-cell office:value-type="string">
            <text:p>für LEO (SciSat, Giove-A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tellite Ser.</text:p>
          </table:table-cell>
          <table:table-cell office:value-type="string">
            <text:p>Magnetorquer Rod</text:p>
          </table:table-cell>
          <table:table-cell office:value-type="float" office:value="1.65">
            <text:p>1,65</text:p>
          </table:table-cell>
          <table:table-cell office:value-type="string">
            <text:p>30x12x12</text:p>
          </table:table-cell>
          <table:table-cell office:value-type="float" office:value="1">
            <text:p>1</text:p>
          </table:table-cell>
          <table:table-cell office:value-type="string">
            <text:p>-35 bis +75</text:p>
          </table:table-cell>
          <table:table-cell office:value-type="string">
            <text:p>variable Länge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7" table:number-columns-repeated="8"/>
          <table:table-cell table:number-columns-repeated="2"/>
        </table:table-row>
        <table:table-row table:style-name="ro1">
          <table:table-cell/>
          <table:table-cell table:style-name="ce7" table:number-columns-repeated="8"/>
          <table:table-cell table:number-columns-repeated="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14.09.2010</text:date>, <text:time>12:05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Dornburg</meta:initial-creator>
    <meta:creation-date>2010-09-09T15:11:19.81</meta:creation-date>
    <dc:date>2010-09-14T12:05:31.89</dc:date>
    <meta:editing-duration>PT20H51M19S</meta:editing-duration>
    <meta:editing-cycles>53</meta:editing-cycles>
    <meta:generator>OpenOffice.org/3.2$Win32 OpenOffice.org_project/320m18$Build-9502</meta:generator>
    <dc:creator>Lars Dornburg</dc:creator>
    <meta:document-statistic meta:table-count="3" meta:cell-count="743" meta:object-count="0"/>
  </office:meta>
</office:document-meta>
</file>